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KeepAliveRun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KeepAliveRunner.checkAndRestoreIfNeed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gistryKeepAliveRunner.RegistryKeepAliveRunner( String registryHost , int registryPort , String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KeepAliveRunner.createReqistry( String regis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gistryKeepAliveRunner.setCacheEventLogger( ICacheEventLogger cacheEven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KeepAliveRunner.registerServer( String regis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gistryKeepAliveRunner.createAndRegister( String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